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5_12-28-14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5_16-18-47_000.jpg</text:p>
          </table:table-cell>
          <table:table-cell table:style-name="ce11" office:value-type="string">
            <text:p>:m RES 1-2*7 / free# JVEMV6 68#_124:id9MPJ:3 / 68. theoretical-physics(tp) / w=~,topics=(a+(1/a)):微分,other=~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-2*7 / free# JVEMV6 68#_124:id9MPJ:3 / 68. theoretical-physics(tp) / w=~,topics=(a+(1/a)):微分,other=~,s=~,i=~,doc=">
            <text:p>:m RES 1-2*7 / free# JVEMV6 68#_124:id9MPJ:3 / 68. theoretical-physics(tp) / w=~,topics=(a+(1/a)):微分,other=~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5_16-19-18_000.jpg</text:p>
          </table:table-cell>
          <table:table-cell table:style-name="ce19" office:value-type="string">
            <text:p>:m RES 3-4*7 / free# JVEMV6 68#_124:id=HKG6:2 / 68. theoretical-physics(tp) / w=~,topics=点と線との距離,other=orig+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-4*7 / free# JVEMV6 68#_124:id=HKG6:2 / 68. theoretical-physics(tp) / w=~,topics=点と線との距離,other=orig+,s=~,i=~,doc=">
            <text:p>:m RES 3-4*7 / free# JVEMV6 68#_124:id=HKG6:2 / 68. theoretical-physics(tp) / w=~,topics=点と線との距離,other=orig+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5_16-19-41_000.jpg</text:p>
          </table:table-cell>
          <table:table-cell table:style-name="ce19" office:value-type="string">
            <text:p>:m RES 5*7 / free# JVEMV6 68#_124:id=HKG6:2 / 68. theoretical-physics(tp) / w=~,topics=点と線との距離,other=orig+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5*7 / free# JVEMV6 68#_124:id=HKG6:2 / 68. theoretical-physics(tp) / w=~,topics=点と線との距離,other=orig+,s=~,i=~,doc=">
            <text:p>:m RES 5*7 / free# JVEMV6 68#_124:id=HKG6:2 / 68. theoretical-physics(tp) / w=~,topics=点と線との距離,other=orig+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5_16-20-17_000.jpg</text:p>
          </table:table-cell>
          <table:table-cell table:style-name="ce19" office:value-type="string">
            <text:p>:m RES 6*7 / free# JVEMV6 68#_124:id=HKG6:2 / 68. theoretical-physics(tp) / w=~,topics=点と線との距離,other=txt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6*7 / free# JVEMV6 68#_124:id=HKG6:2 / 68. theoretical-physics(tp) / w=~,topics=点と線との距離,other=txt,s=~,i=~,doc=">
            <text:p>:m RES 6*7 / free# JVEMV6 68#_124:id=HKG6:2 / 68. theoretical-physics(tp) / w=~,topics=点と線との距離,other=txt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5_16-20-40_000.jpg</text:p>
          </table:table-cell>
          <table:table-cell table:style-name="ce19" office:value-type="string">
            <text:p>:m RES 7*7 / free# JVEMV6 68#_124:id=HKG6:2 / 68. theoretical-physics(tp) / w=~,topics=点と線との距離,other=txt,s=~,i=~,doc=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7*7 / free# JVEMV6 68#_124:id=HKG6:2 / 68. theoretical-physics(tp) / w=~,topics=点と線との距離,other=txt,s=~,i=~,doc=">
            <text:p>:m RES 7*7 / free# JVEMV6 68#_124:id=HKG6:2 / 68. theoretical-physics(tp) / w=~,topics=点と線との距離,other=txt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2021-10-15_17-15-00_001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指示書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1016sa / 鶴見駅 / 横浜潮田町１丁目マンション / １名 / 日建（電気）（住環境グループ） / 指示書">
            <text:p>:m 東和 PHOTO / 211016sa / 鶴見駅 / 横浜潮田町１丁目マンション / １名 / 日建（電気）（住環境グルー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5_17-15-06_001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1016sa / 鶴見駅 / 横浜潮田町１丁目マンション / １名 / 日建（電気）（住環境グループ） / 指示書">
            <text:p>:m 東和 PHOTO / 211016sa / 鶴見駅 / 横浜潮田町１丁目マンション / １名 / 日建（電気）（住環境グルー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15_17-15-15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指示書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東和 PHOTO / 211016sa / 鶴見駅 / 横浜潮田町１丁目マンション / １名 / 日建（電気）（住環境グループ） / 指示書">
            <text:p>:m 東和 PHOTO / 211016sa / 鶴見駅 / 横浜潮田町１丁目マンション / １名 / 日建（電気）（住環境グルー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2021-10-15_17-15-22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指示書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東和 PHOTO / 211016sa / 鶴見駅 / 横浜潮田町１丁目マンション / １名 / 日建（電気）（住環境グループ） / 指示書：地図">
            <text:p>:m 東和 PHOTO / 211016sa / 鶴見駅 / 横浜潮田町１丁目マンション / １名 / 日建（電気）（住環境グループ） / 指示書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2021-10-15_17-22-18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資料：天気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東和 PHOTO / 211016sa / 鶴見駅 / 横浜潮田町１丁目マンション / １名 / 日建（電気）（住環境グループ） / 資料：天気">
            <text:p>:m 東和 PHOTO / 211016sa / 鶴見駅 / 横浜潮田町１丁目マンション / １名 / 日建（電気）（住環境グルー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5_17-23-42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資料：交通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東和 PHOTO / 211016sa / 鶴見駅 / 横浜潮田町１丁目マンション / １名 / 日建（電気）（住環境グループ） / 資料：交通">
            <text:p>:m 東和 PHOTO / 211016sa / 鶴見駅 / 横浜潮田町１丁目マンション / １名 / 日建（電気）（住環境グルー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15_17-23-50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資料：交通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東和 PHOTO / 211016sa / 鶴見駅 / 横浜潮田町１丁目マンション / １名 / 日建（電気）（住環境グループ） / 資料：交通">
            <text:p>:m 東和 PHOTO / 211016sa / 鶴見駅 / 横浜潮田町１丁目マンション / １名 / 日建（電気）（住環境グルー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5_17-40-10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資料：地図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東和 PHOTO / 211016sa / 鶴見駅 / 横浜潮田町１丁目マンション / １名 / 日建（電気）（住環境グループ） / 資料：地図">
            <text:p>:m 東和 PHOTO / 211016sa / 鶴見駅 / 横浜潮田町１丁目マンション / １名 / 日建（電気）（住環境グループ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5_17-44-49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資料：地図：路上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東和 PHOTO / 211016sa / 鶴見駅 / 横浜潮田町１丁目マンション / １名 / 日建（電気）（住環境グループ） / 資料：地図：路上">
            <text:p>:m 東和 PHOTO / 211016sa / 鶴見駅 / 横浜潮田町１丁目マンション / １名 / 日建（電気）（住環境グループ） / 資料：地図：路上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5_18-01-07_000.jpg</text:p>
          </table:table-cell>
          <table:table-cell table:style-name="ce11" office:value-type="string">
            <text:p>:m RES 1*1 / free# JVEMV6 68#_124:id=RVUG:2 / 68. theoretical-physics(tp) / w=~,topics=induction,other=~,s=~,i=~,doc=~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RES 1*1 / free# JVEMV6 68#_124:id=RVUG:2 / 68. theoretical-physics(tp) / w=~,topics=induction,other=~,s=~,i=~,doc=~ / N+">
            <text:p>:m RES 1*1 / free# JVEMV6 68#_124:id=RVUG:2 / 68. theoretical-physics(tp) / w=~,topics=induction,other=~,s=~,i=~,doc=~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5_18-58-27_000.jpg</text:p>
          </table:table-cell>
          <table:table-cell table:style-name="ce11" office:value-type="string">
            <text:p>:m :篠笛,shinobue #*# / session-memo / s.1:todays-melody,genr=~,for=~,key=h:1,tempo=~,R=~,i.f.=~,notes=~,Re+,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:篠笛,shinobue #*# / session-memo / s.1:todays-melody,genr=~,for=~,key=h:1,tempo=~,R=~,i.f.=~,notes=~,Re+,other=~">
            <text:p>:m :篠笛,shinobue #*# / session-memo / s.1:todays-melody,genr=~,for=~,key=h:1,tempo=~,R=~,i.f.=~,notes=~,Re+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2021-10-15_20-26-0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5_22-32-28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16_04-07-31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6_05-16-15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出発時間 / N-35-35-28.889465 E-139-34-50.258789</text:p>
          </table:table-cell>
          <table:table-cell table:style-name="ce20"/>
          <table:table-cell table:style-name="ce4" table:formula="of:=[.F22]" office:value-type="string" office:string-value="N-35-35-28.889465 E-139-34-50.258789">
            <text:p>N-35-35-28.889465 E-139-34-50.258789</text:p>
          </table:table-cell>
          <table:table-cell table:style-name="ce4" office:value-type="string">
            <text:p>N-35-35-28.889465 E-139-34-50.258789</text:p>
          </table:table-cell>
          <table:table-cell table:style-name="ce38" table:formula="of:=IF([.E22]=&quot;&quot;;[.C22];CONCATENATE([.C22];&quot; / &quot;;[.E22]))" office:value-type="string" office:string-value=":m 東和 PHOTO / 211016sa / 鶴見駅 / 横浜潮田町１丁目マンション / １名 / 日建（電気）（住環境グループ） / 出発時間 / N-35-35-28.889465 E-139-34-50.258789 / N-35-35-28.889465 E-139-34-50.258789">
            <text:p>:m 東和 PHOTO / 211016sa / 鶴見駅 / 横浜潮田町１丁目マンション / １名 / 日建（電気）（住環境グループ） / 出発時間 / N-35-35-28.889465 E-139-34-50.258789 / N-35-35-28.889465 E-139-34-50.25878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6_06-41-40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現場状況 / N-35-30-14.598083 E-139-40-54.620361</text:p>
          </table:table-cell>
          <table:table-cell table:style-name="ce11"/>
          <table:table-cell table:style-name="ce4" table:formula="of:=[.F23]" office:value-type="string" office:string-value="N-35-30-14.598083 E-139-40-54.620361">
            <text:p>N-35-30-14.598083 E-139-40-54.620361</text:p>
          </table:table-cell>
          <table:table-cell table:style-name="ce4" office:value-type="string">
            <text:p>N-35-30-14.598083 E-139-40-54.620361</text:p>
          </table:table-cell>
          <table:table-cell table:style-name="ce38" table:formula="of:=IF([.E23]=&quot;&quot;;[.C23];CONCATENATE([.C23];&quot; / &quot;;[.E23]))" office:value-type="string" office:string-value=":m 東和 PHOTO / 211016sa / 鶴見駅 / 横浜潮田町１丁目マンション / １名 / 日建（電気）（住環境グループ） / 現場状況 / N-35-30-14.598083 E-139-40-54.620361 / N-35-30-14.598083 E-139-40-54.620361">
            <text:p>:m 東和 PHOTO / 211016sa / 鶴見駅 / 横浜潮田町１丁目マンション / １名 / 日建（電気）（住環境グループ） / 現場状況 / N-35-30-14.598083 E-139-40-54.620361 / N-35-30-14.598083 E-139-40-54.62036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6_06-41-43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現場状況 / N-35-30-14.598083 E-139-40-54.620361</text:p>
          </table:table-cell>
          <table:table-cell table:style-name="ce11"/>
          <table:table-cell table:style-name="ce4" table:formula="of:=[.F24]" office:value-type="string" office:string-value="N-35-30-14.598083 E-139-40-54.620361">
            <text:p>N-35-30-14.598083 E-139-40-54.620361</text:p>
          </table:table-cell>
          <table:table-cell table:style-name="ce4" office:value-type="string">
            <text:p>N-35-30-14.598083 E-139-40-54.620361</text:p>
          </table:table-cell>
          <table:table-cell table:style-name="ce38" table:formula="of:=IF([.E24]=&quot;&quot;;[.C24];CONCATENATE([.C24];&quot; / &quot;;[.E24]))" office:value-type="string" office:string-value=":m 東和 PHOTO / 211016sa / 鶴見駅 / 横浜潮田町１丁目マンション / １名 / 日建（電気）（住環境グループ） / 現場状況 / N-35-30-14.598083 E-139-40-54.620361 / N-35-30-14.598083 E-139-40-54.620361">
            <text:p>:m 東和 PHOTO / 211016sa / 鶴見駅 / 横浜潮田町１丁目マンション / １名 / 日建（電気）（住環境グループ） / 現場状況 / N-35-30-14.598083 E-139-40-54.620361 / N-35-30-14.598083 E-139-40-54.62036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6_06-41-49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現場状況 / N-35-30-14.598083 E-139-40-54.620361</text:p>
          </table:table-cell>
          <table:table-cell table:style-name="ce11"/>
          <table:table-cell table:style-name="ce4" table:formula="of:=[.F25]" office:value-type="string" office:string-value="N-35-30-14.598083 E-139-40-54.620361">
            <text:p>N-35-30-14.598083 E-139-40-54.620361</text:p>
          </table:table-cell>
          <table:table-cell table:style-name="ce4" office:value-type="string">
            <text:p>N-35-30-14.598083 E-139-40-54.620361</text:p>
          </table:table-cell>
          <table:table-cell table:style-name="ce38" table:formula="of:=IF([.E25]=&quot;&quot;;[.C25];CONCATENATE([.C25];&quot; / &quot;;[.E25]))" office:value-type="string" office:string-value=":m 東和 PHOTO / 211016sa / 鶴見駅 / 横浜潮田町１丁目マンション / １名 / 日建（電気）（住環境グループ） / 現場状況 / N-35-30-14.598083 E-139-40-54.620361 / N-35-30-14.598083 E-139-40-54.620361">
            <text:p>:m 東和 PHOTO / 211016sa / 鶴見駅 / 横浜潮田町１丁目マンション / １名 / 日建（電気）（住環境グループ） / 現場状況 / N-35-30-14.598083 E-139-40-54.620361 / N-35-30-14.598083 E-139-40-54.62036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6_06-41-58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現場状況 / N-35-30-14.25476 E-139-40-54.400634</text:p>
          </table:table-cell>
          <table:table-cell table:style-name="ce11"/>
          <table:table-cell table:style-name="ce4" table:formula="of:=[.F26]" office:value-type="string" office:string-value="N-35-30-14.25476 E-139-40-54.400634">
            <text:p>N-35-30-14.25476 E-139-40-54.400634</text:p>
          </table:table-cell>
          <table:table-cell table:style-name="ce4" office:value-type="string">
            <text:p>N-35-30-14.25476 E-139-40-54.400634</text:p>
          </table:table-cell>
          <table:table-cell table:style-name="ce38" table:formula="of:=IF([.E26]=&quot;&quot;;[.C26];CONCATENATE([.C26];&quot; / &quot;;[.E26]))" office:value-type="string" office:string-value=":m 東和 PHOTO / 211016sa / 鶴見駅 / 横浜潮田町１丁目マンション / １名 / 日建（電気）（住環境グループ） / 現場状況 / N-35-30-14.25476 E-139-40-54.400634 / N-35-30-14.25476 E-139-40-54.400634">
            <text:p>:m 東和 PHOTO / 211016sa / 鶴見駅 / 横浜潮田町１丁目マンション / １名 / 日建（電気）（住環境グループ） / 現場状況 / N-35-30-14.25476 E-139-40-54.400634 / N-35-30-14.25476 E-139-40-54.400634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6_18-05-36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帰宅時刻：１０分ぐらい前</text:p>
          </table:table-cell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string" office:string-value=":m 東和 PHOTO / 211016sa / 鶴見駅 / 横浜潮田町１丁目マンション / １名 / 日建（電気）（住環境グループ） / 帰宅時刻：１０分ぐらい前">
            <text:p>:m 東和 PHOTO / 211016sa / 鶴見駅 / 横浜潮田町１丁目マンション / １名 / 日建（電気）（住環境グループ） / 帰宅時刻：１０分ぐらい前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0-16_18-25-17_000.jpg</text:p>
          </table:table-cell>
          <table:table-cell table:style-name="ce11" office:value-type="string">
            <text:p>:m 東和 PHOTO / 211016sa / 鶴見駅 / 横浜潮田町１丁目マンション / １名 / 日建（電気）（住環境グループ） / 日報</text:p>
          </table:table-cell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string" office:string-value=":m 東和 PHOTO / 211016sa / 鶴見駅 / 横浜潮田町１丁目マンション / １名 / 日建（電気）（住環境グループ） / 日報">
            <text:p>:m 東和 PHOTO / 211016sa / 鶴見駅 / 横浜潮田町１丁目マンション / １名 / 日建（電気）（住環境グループ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6_21-14-1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17_02-14-38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17_02-14-51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1*4 / free# JVEMV6 68#_123:1 / 68. theoretical-physics(tp) / w=~,topics=極；座標;gleamath,other=~,s=~,i=~,doc=r-7-5.3~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:m RES 2*4 / free# JVEMV6 68#_123:1 / 68. theoretical-physics(tp) / w=~,topics=極；座標;gleamath,other=FOUND+;q+:id=YJOW:1:(a+(1/a)),s=~,i=~,doc=r-7-5.3~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東和 PHOTO / 211016sa / 鶴見駅 / 横浜潮田町１丁目マンション / １名 / 日建（電気）（住環境グループ） / 帰宅時刻：１０分ぐらい前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:m 東和 PHOTO / 211016sa / 鶴見駅 / 横浜潮田町１丁目マンション / １名 / 日建（電気）（住環境グループ） / 日報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2021/10/17</text:date>, <text:time>10:20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7T10:20:43.86</dc:date>
    <dc:creator>iwabuchi ken</dc:creator>
    <meta:editing-duration>P38DT14H30M35S</meta:editing-duration>
    <meta:editing-cycles>13562</meta:editing-cycles>
    <meta:document-statistic meta:table-count="1" meta:cell-count="482" meta:object-count="0"/>
  </office:meta>
</office:document-meta>
</file>